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główki e-maila:</text:p>
      <text:p text:style-name="Standard"/>
      <text:p text:style-name="Standard">1. Return-path: &lt;chip_prenumerata@e-kampanie.pl&gt;</text:p>
      <text:p text:style-name="Standard">2. Delivered-To: redrob@wp.pl (redrob)</text:p>
      <text:p text:style-name="Standard">3. Received: (wp-smtpd mx.wp.pl 8802 invoked from network); 18 Feb 2011 08:23:08</text:p>
      <text:p text:style-name="Standard"><text:s/>+0100</text:p>
      <text:p text:style-name="Standard">4. Received: from idaho.timcallcenter.com ([94.42.108.250]) (envelope-sender</text:p>
      <text:p text:style-name="Standard"><text:s/>&lt;chip_prenumerata@e-kampanie.pl&gt;) by mx.wp.pl (WP-SMTPD) with SMTP for</text:p>
      <text:p text:style-name="Standard"><text:s/>&lt;redrob@wp.pl&gt;; 18 Feb 2011 08:23:08 +0100</text:p>
      <text:p text:style-name="Standard">5. Received: from monikasz (unknown [192.168.3.71]) by idaho.timcallcenter.com</text:p>
      <text:p text:style-name="Standard"><text:s/>(Postfix) with ESMTP id 28D2F5B4546 for &lt;redrob@wp.pl&gt;; Fri, 18 Feb 2011</text:p>
      <text:p text:style-name="Standard"><text:s/>08:23:08 +0100 (CET)</text:p>
      <text:p text:style-name="Standard">6. From: "Prenumerata CHIP" &lt;chip_prenumerata@e-kampanie.pl&gt;</text:p>
      <text:p text:style-name="Standard">7. To: redrob@wp.pl</text:p>
      <text:p text:style-name="Standard">8. Subject: Prenumerata CHIP</text:p>
      <text:p text:style-name="Standard">9. Date: Fri, 18 Feb 2011 08:19:43 +0100</text:p>
      <text:p text:style-name="Standard">10. Message-ID: &lt;00e501cbcf3c$36dcd2a0$a49677e0$@pl&gt;</text:p>
      <text:p text:style-name="Standard">11. MIME-Version: 1.0</text:p>
      <text:p text:style-name="Standard">12. Content-Type: multipart/alternative;</text:p>
      <text:p text:style-name="Standard"><text:s/>boundary="----=_NextPart_000_00E6_01CBCF44.98A13AA0"</text:p>
      <text:p text:style-name="Standard">13. X-Mailer: Microsoft Office Outlook 12.0</text:p>
      <text:p text:style-name="Standard">Thread-Index: AcvN8q5GqDWvS07TR1+mfyc2/UJ0UgAAJIDAAAAXzJAAADOdUAAk0ZjwAC0gAUA=</text:p>
      <text:p text:style-name="Standard">Content-Language: pl</text:p>
      <text:p text:style-name="Standard">14. X-WP-DKIM-Status: no signature (id: n/a) <text:s text:c="27"/></text:p>
      <text:p text:style-name="Standard">X-WP-AV: skaner antywirusowy poczty Wirtualnej Polski S. A.</text:p>
      <text:p text:style-name="Standard">X-WP-SPAM: NO (U9) 0000000 [0eN0]</text:p>
      <text:p text:style-name="Standard"/>
      <text:p text:style-name="Standard">15. This is a multi-part message in MIME forma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us </meta:initial-creator>
    <meta:creation-date>2011-03-28T19:55:15</meta:creation-date>
    <dc:date>2011-03-28T20:48:20</dc:date>
    <dc:creator>petrus </dc:creator>
    <meta:editing-duration>PT53M5S</meta:editing-duration>
    <meta:editing-cycles>2</meta:editing-cycles>
    <meta:generator>LibreOffice/3.3$Linux LibreOffice_project/330m19$Build-8</meta:generator>
    <meta:document-statistic meta:table-count="0" meta:image-count="0" meta:object-count="0" meta:page-count="1" meta:paragraph-count="26" meta:word-count="132" meta:character-count="1217"/>
  </office:meta>
</office:document-meta>
</file>